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zit Henrik Hülle:</text:p>
      <text:p text:style-name="Standard"/>
      <text:p text:style-name="Standard">Zuerst möchte ich auf das Projekt als solches eingehen. Die Zeiteinteilung ist meiner Meinung nicht optimal, da ein viel zu großer Teil auf Planung angewandt wird. Letztendlich führt das dazu, dass ein paar Tage vor der Abgabe alle Aufgaben erledigt werden, aber viel zeit davor quasi nichts passiert. So bleibt am Ende im Verhältnis sehr wenig Zeit für das Programmieren des Spiels.</text:p>
      <text:p text:style-name="Standard">Desweiteren ist das Fehlen einer Einführung in bspw Unity schade.</text:p>
      <text:p text:style-name="Standard">Die auf Opal definierten Teilziele empfand ich oft als zu schwammig formuliert. Mir war nicht immer klar, welchen Umfang die Abgabe haben soll.</text:p>
      <text:p text:style-name="Standard"/>
      <text:p text:style-name="Standard">Meine Gruppenmitglieder waren alle sympathisch und wirkten engagiert. So hart das auch klingt, aber ich muss an dieser Stelle sagen, dass das leider nichts über die Teamarbeit aussagt. </text:p>
      <text:p text:style-name="Standard">Ich habe mir meine Arbeit -so denke ich- gut eingeteilt und war auch am Donnerstag vor der Abgabe komplett fertig. Startbildschirm, Storyszenen, Inselkarte, Insel, 2 Level. Alles passte. Leider konnte man das nicht von allen Teammitgliedern sagen und so begann danach aber vor allem am letzten Abgabetag ein riesiger Aufräum-, Anpassungs- und Zurechtbiegekraftakt, der so nicht hätte sein müssen.</text:p>
      <text:p text:style-name="Standard">Am Tag der Abgabe funktionierten viele Teile des Spiels immernoch nicht, was teils auch im Abgabespiel nicht mehr behoben werden konnte. Desweiteren hängen einige Teile meiner Meinung nach qualitativ hinter anderen zurück. Dies zeichnete sich leider auch schon früh im Projekt ab.</text:p>
      <text:p text:style-name="Standard">Ich fand die Idee unseres Spiels, die von Florian kam, wirklich gut. Auch das, was bis jetzt da ist, ist größtenteils nicht schlecht, nur leider fehlt mir in der Phase der Prüfungvorbereitung wirklich die Zeit, weitreichende Spiel-Teile von anderen Gruppenmitgliedern zu überarbeiten. Es tut mir wirklich weh, dieses Potential einfach zu verschenken, da ich die Idee wie gesagt mochte und auch viel Zeit in das Projekt investiert habe, die mir jetzt doch etwas vertan vorkommt.</text:p>
      <text:p text:style-name="Standard"/>
      <text:p text:style-name="Standard">Unsere Tutorin war stets begeistert von unseren Ideen und Abgaben. Was ersteinmal gut klingt, wirkte auf mich leider eher fehl am Platz. Ich empfand unsere Gruppenarbeit und -abgaben nämlich oft nur „okay“, aber wie ich später erfahren habe, werden wir viele Punkte auf die Zwischenabgaben bekommen. Von daher waren meine Zweifel vielleicht unbegründet. Unser letztes Tutortreffen war 1,5 Wochen vor der Abgabe und auch hier zeigte sie sich sehr begeistert und optimistisch. Hier war für mich schon lange abzusehen, dass eine Fertigstellung des Spiels bis zum Abgabetermin sehr viel Arbeit und Kraft erfordern würde. Doch während ich nur all zu oft versuchte, die Gruppe zu motivieren, um am Ende nicht so viel Stress zu haben, oder sogar die Abgabe nicht zu schaffen, zeigte sich unsere Tutorin super zuversichtlich. Da sie weit aus mehr Erfahrung hat und schon länger dieses Modul betreut, hätte ich mir hier eine kritischere Meinung zum Arbeitstand erhofft, um der Gruppe klar zu machen, dass noch einiges an Arbeit war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7T14:58:39.81</meta:creation-date>
    <dc:date>2019-07-07T23:49:00.01</dc:date>
    <meta:editing-duration>PT20M42S</meta:editing-duration>
    <meta:editing-cycles>3</meta:editing-cycles>
    <meta:generator>OpenOffice/4.1.3$Win32 OpenOffice.org_project/413m1$Build-9783</meta:generator>
    <meta:document-statistic meta:table-count="0" meta:image-count="0" meta:object-count="0" meta:page-count="1" meta:paragraph-count="9" meta:word-count="465" meta:character-count="2974"/>
  </office:meta>
</office:document-meta>
</file>